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Units: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D/Magic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pawnPerWeek</text:p>
          </table:table-cell>
          <table:table-cell office:value-type="string" calcext:value-type="string">
            <text:p>Bonus Info</text:p>
          </table:table-cell>
          <table:table-cell office:value-type="string" calcext:value-type="string">
            <text:p>Future:</text:p>
          </table:table-cell>
          <table:table-cell office:value-type="string" calcext:value-type="string">
            <text:p>Special effect</text:p>
          </table:table-cell>
          <table:table-cell office:value-type="string" calcext:value-type="string">
            <text:p>Upgrade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-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-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-3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D or 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5-1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-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-1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-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-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movemen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5-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-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 movemen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5-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-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dge chanc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-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fHealing(Vampire)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5-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0-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0-2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-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-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0-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-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0-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5-5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0-1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Buildings(Army)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Prerequisi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war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.5" calcext:value-type="float">
            <text:p>1,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00" calcext:value-type="float">
            <text:p>5000</text:p>
          </table:table-cell>
          <table:table-cell office:value-type="float" office:value="2.3" calcext:value-type="float">
            <text:p>2,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000" calcext:value-type="float">
            <text:p>9000</text:p>
          </table:table-cell>
          <table:table-cell office:value-type="float" office:value="6.7" calcext:value-type="float">
            <text:p>6,7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uildings(Same for everyone)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Wood</text:p>
          </table:table-cell>
          <table:table-cell table:style-name="ce1" office:value-type="string" calcext:value-type="string">
            <text:p>Gold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Effec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ity H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+50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 Hall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+100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 Hall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ity Hall2</text:p>
          </table:table-cell>
          <table:table-cell office:value-type="string" calcext:value-type="string">
            <text:p>+1500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 Hall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ity Hall3</text:p>
          </table:table-cell>
          <table:table-cell office:value-type="string" calcext:value-type="string">
            <text:p>+2000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all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+Wal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+WatchTower<text:span text:style-name="T1">(</text:span>shooting arrows<text:span text:style-name="T1">)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Walls1</text:p>
          </table:table-cell>
          <table:table-cell office:value-type="string" calcext:value-type="string">
            <text:p>+WatchTower<text:span text:style-name="T1">(</text:span>shooting AOE arrows<text:span text:style-name="T1">)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Walls2</text:p>
          </table:table-cell>
          <table:table-cell office:value-type="string" calcext:value-type="string">
            <text:p>+3WatchTowers<text:span text:style-name="T1">(</text:span>2-shooting arrows,1shooting AOE arrows<text:span text:style-name="T1">)</text:span>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r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+Possibility to trade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ver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ity Hall</text:p>
          </table:table-cell>
          <table:table-cell office:value-type="string" calcext:value-type="string">
            <text:p>+Possibilty to "buy" Her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18:14:51.468000000"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5T00:05:07.368000000</meta:creation-date>
    <dc:date>2022-08-02T18:16:46.924000000</dc:date>
    <meta:editing-duration>PT32M29S</meta:editing-duration>
    <meta:editing-cycles>5</meta:editing-cycles>
    <meta:generator>LibreOffice/6.0.4.2$Windows_x86 LibreOffice_project/9b0d9b32d5dcda91d2f1a96dc04c645c450872bf</meta:generator>
    <meta:document-statistic meta:table-count="1" meta:cell-count="550" meta:object-count="0"/>
  </office:meta>
</office:document-meta>
</file>